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1cm" draw:marker-start-width="0.35cm" draw:marker-end-width="0.35cm" draw:fill="hatch" draw:fill-hatch-name="Black_20_45_20_Degrees" draw:fill-hatch-solid="false"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99ccff" draw:marker-start-width="0.35cm" draw:marker-end-width="0.35cm" draw:fill="solid" draw:fill-color="#99ccff" draw:textarea-horizontal-align="center" draw:textarea-vertical-align="middle" fo:padding-top="0.175cm" fo:padding-bottom="0.175cm" fo:padding-left="0.3cm" fo:padding-right="0.3cm"/>
    </style:style>
    <style:style style:name="gr3" style:family="graphic" style:parent-style-name="objectwithoutfill">
      <style:graphic-properties svg:stroke-width="0.1cm" svg:stroke-color="#99ccff" draw:marker-start-width="0.35cm" draw:marker-end-width="0.35cm" draw:fill="none" draw:textarea-horizontal-align="center" draw:textarea-vertical-align="middle" fo:padding-top="0.175cm" fo:padding-bottom="0.175cm" fo:padding-left="0.3cm" fo:padding-right="0.3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1.627cm"/>
    </style:style>
    <style:style style:name="gr7" style:family="graphic" style:parent-style-name="standard">
      <style:graphic-properties draw:stroke="none" svg:stroke-color="#000000" draw:fill="none" draw:fill-color="#ffffff" fo:min-height="1.65cm"/>
    </style:style>
    <style:style style:name="gr8" style:family="graphic" style:parent-style-name="standard">
      <style:graphic-properties draw:marker-end="Arrow" draw:marker-end-width="0.1cm" draw:textarea-horizontal-align="center" draw:textarea-vertical-align="middle"/>
    </style:style>
    <style:style style:name="gr9" style:family="graphic" style:parent-style-name="standard">
      <style:graphic-properties draw:stroke="none" draw:textarea-horizontal-align="justify" draw:textarea-vertical-align="middle" draw:auto-grow-height="false"/>
    </style:style>
    <style:style style:name="gr10" style:family="graphic" style:parent-style-name="standard">
      <style:graphic-properties draw:stroke="none"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text-properties fo:font-family="'Times New Roman'" style:font-family-generic="roman" style:font-pitch="variable" fo:font-size="32pt" fo:font-weight="bold" style:font-size-asian="18pt" style:font-size-complex="18pt"/>
    </style:style>
    <style:style style:name="P3" style:family="paragraph">
      <style:paragraph-properties fo:text-align="center"/>
      <style:text-properties fo:color="#000000" fo:font-family="'Times New Roman'" style:font-style-name="Normal" style:font-family-generic="roman" style:font-pitch="variable" fo:font-size="20pt" fo:font-weight="bold" style:font-size-asian="20pt" style:font-weight-asian="bold" style:font-size-complex="20pt" style:font-weight-complex="bold"/>
    </style:style>
    <style:style style:name="T1" style:family="text">
      <style:text-properties fo:font-family="'Times New Roman'" style:font-family-generic="roman" style:font-pitch="variable" fo:font-size="32pt" fo:font-weight="bold" style:font-size-asian="18pt" style:font-size-complex="18pt"/>
    </style:style>
    <style:style style:name="T2" style:family="text">
      <style:text-properties style:text-position="sub 58%" fo:font-family="'Times New Roman'" style:font-family-generic="roman" style:font-pitch="variable" fo:font-size="32pt" fo:font-weight="bold" style:font-size-asian="18pt" style:font-size-complex="18pt"/>
    </style:style>
    <style:style style:name="T3" style:family="text">
      <style:text-properties fo:color="#000000" fo:font-family="'Times New Roman'" style:font-style-name="Normal" style:font-family-generic="roman" style:font-pitch="variable" fo:font-size="20pt" fo:font-weight="bold" style:font-size-asian="20pt" style:font-weight-asian="bold" style:font-size-complex="20pt" style:font-weight-complex="bold"/>
    </style:style>
    <style:style style:name="T4" style:family="text">
      <style:text-properties fo:color="#000000" style:text-position="sub 58%" fo:font-family="'Times New Roman'" style:font-style-name="Normal" style:font-family-generic="roman" style:font-pitch="variable"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polygon draw:style-name="gr1" draw:text-style-name="P1" draw:layer="layout" svg:width="19.605cm" svg:height="6.285cm" svg:x="0.042cm" svg:y="6.981cm" svg:viewBox="0 0 19606 6286" draw:points="0,6283 0,4361 8158,4361 8158,1037 8153,1037 8154,985 8158,934 8165,883 8175,833 8189,783 8205,733 8225,685 8247,637 8273,590 8301,544 8332,499 8366,456 8403,414 8442,374 8484,335 8528,298 8574,263 8622,229 8672,198 8725,169 8779,142 8834,117 8891,94 8950,74 9009,56 9070,40 9132,27 9194,17 9257,9 9320,3 9384,1 9447,0 9511,2 9574,7 9637,15 9700,24 9761,37 9822,52 9882,69 9941,88 9999,110 10055,135 10109,161 10162,190 10213,221 10262,254 10308,288 10353,325 10395,363 10435,403 10472,445 10507,488 10539,532 10568,577 10594,624 10618,672 10638,720 10655,770 10670,819 10681,870 10689,921 10693,972 10693,978 10700,1012 10710,1012 10710,1060 11565,5247 19606,5247 19606,6286 11448,6286 11448,6284 8120,6284 8120,6283">
          <text:p/>
        </draw:polygon>
        <draw:line draw:style-name="gr2" draw:text-style-name="P1" draw:layer="layout" svg:x1="0.798cm" svg:y1="3.646cm" svg:x2="8.201cm" svg:y2="3.657cm">
          <text:p/>
        </draw:line>
        <draw:path draw:style-name="gr3" draw:text-style-name="P1" draw:layer="layout" svg:width="3.943cm" svg:height="1.555cm" svg:x="8.158cm" svg:y="3.657cm" svg:viewBox="0 0 3944 1556" svg:d="m0 0c2817 0 3944 1556 3944 1556">
          <text:p/>
        </draw:path>
        <draw:line draw:style-name="gr4" draw:text-style-name="P1" draw:layer="layout" svg:x1="4.538cm" svg:y1="1.921cm" svg:x2="4.559cm" svg:y2="3.572cm">
          <text:p/>
        </draw:line>
        <draw:line draw:style-name="gr5" draw:text-style-name="P1" draw:layer="layout" svg:x1="3.474cm" svg:y1="1.917cm" svg:x2="4.864cm" svg:y2="1.914cm">
          <text:p/>
        </draw:line>
        <draw:frame draw:style-name="gr6" draw:text-style-name="P2" draw:layer="layout" svg:width="4.782cm" svg:height="1.877cm" svg:x="1.908cm" svg:y="0cm">
          <draw:text-box>
            <text:p><text:span text:style-name="T1">Z</text:span><text:span text:style-name="T2">upstream</text:span></text:p>
          </draw:text-box>
        </draw:frame>
        <draw:line draw:style-name="gr4" draw:text-style-name="P1" draw:layer="layout" svg:x1="15.657cm" svg:y1="3.85cm" svg:x2="15.678cm" svg:y2="5.501cm">
          <text:p/>
        </draw:line>
        <draw:line draw:style-name="gr5" draw:text-style-name="P1" draw:layer="layout" svg:x1="15.074cm" svg:y1="3.806cm" svg:x2="16.464cm" svg:y2="3.803cm">
          <text:p/>
        </draw:line>
        <draw:frame draw:style-name="gr6" draw:text-style-name="P2" draw:layer="layout" svg:width="4.733cm" svg:height="1.877cm" svg:x="14.069cm" svg:y="1.888cm">
          <draw:text-box>
            <text:p><text:span text:style-name="T1">Z</text:span><text:span text:style-name="T2">downstream</text:span></text:p>
          </draw:text-box>
        </draw:frame>
        <draw:line draw:style-name="gr5" draw:text-style-name="P1" draw:layer="layout" svg:x1="5.307cm" svg:y1="6.368cm" svg:x2="9.615cm" svg:y2="6.382cm">
          <text:p/>
        </draw:line>
        <draw:frame draw:style-name="gr7" draw:text-style-name="P2" draw:layer="layout" svg:width="1.637cm" svg:height="1.9cm" svg:x="4.598cm" svg:y="4.689cm">
          <draw:text-box>
            <text:p><text:span text:style-name="T1">Z</text:span><text:span text:style-name="T2">0</text:span></text:p>
          </draw:text-box>
        </draw:frame>
        <draw:line draw:style-name="gr8" draw:text-style-name="P1" draw:layer="layout" svg:x1="9.411cm" svg:y1="6.398cm" svg:x2="9.42cm" svg:y2="6.983cm">
          <text:p/>
        </draw:line>
        <draw:custom-shape draw:style-name="gr9" draw:text-style-name="P3" draw:layer="layout" svg:width="2.646cm" svg:height="2.149cm" svg:x="6.679cm" svg:y="4.144cm">
          <text:p text:style-name="P1"><text:span text:style-name="T3">Q</text:span><text:span text:style-name="T4">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3" draw:text-style-name="P1" draw:layer="layout" svg:width="1.733cm" svg:height="0.77cm" draw:transform="skewX (-0.02460914245312) rotate (3.04001449112372) translate (13.6794564139149cm 6.02986375314657cm)" svg:viewBox="0 0 1734 771" svg:d="m0 0c1239 0 1734 771 1734 771">
          <text:p/>
        </draw:path>
        <draw:path draw:style-name="gr3" draw:text-style-name="P1" draw:layer="layout" svg:width="1.733cm" svg:height="0.77cm" draw:transform="skewX (-0.0246091424531201) rotate (-2.51938277525382) translate (15.0286545542502cm 5.51838001156369cm)" svg:viewBox="0 0 1734 771" svg:d="m0 0c1239 1 1734 771 1734 771">
          <text:p/>
        </draw:path>
        <draw:path draw:style-name="gr3" draw:text-style-name="P1" draw:layer="layout" svg:width="1.733cm" svg:height="0.77cm" draw:transform="skewX (-0.0246091424531201) rotate (0.310145008079392) translate (14.8241277591525cm 5.62723426394406cm)" svg:viewBox="0 0 1734 771" svg:d="m0 0c1239 0 1734 771 1734 771">
          <text:p/>
        </draw:path>
        <draw:path draw:style-name="gr3" draw:text-style-name="P1" draw:layer="layout" svg:width="1.07cm" svg:height="0.654cm" draw:transform="skewX (0.245044226980004) rotate (-2.6775096054845) translate (17.7939364626221cm 5.96347147627558cm)" svg:viewBox="0 0 1071 655" svg:d="m0 0c765 0 1071 655 1071 655">
          <text:p/>
        </draw:path>
        <draw:path draw:style-name="gr3" draw:text-style-name="P1" draw:layer="layout" svg:width="1.05cm" svg:height="0.373cm" draw:transform="skewX (-1.02171574411748) rotate (0.299149433791828) translate (17.6908311364133cm 6.01797993898973cm)" svg:viewBox="0 0 1051 374" svg:d="m0 0c751-1 1051 374 1051 374">
          <text:p/>
        </draw:path>
        <draw:custom-shape draw:style-name="gr10" draw:text-style-name="P1" draw:layer="layout" svg:width="0.557cm" svg:height="0.096cm" svg:x="13.239cm" svg:y="6.0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57cm" svg:height="0.096cm" draw:transform="rotate (0.388684824419137) translate (14.606cm 5.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222cm" svg:height="0.096cm" draw:transform="rotate (-0.274714824263907) translate (13.08cm 5.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57cm" svg:height="0.096cm" draw:transform="rotate (-0.574736922681733) translate (16.522cm 5.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322cm" svg:height="0.096cm" draw:transform="rotate (0.26459191460234) translate (17.48cm 5.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303cm" svg:height="0.096cm" draw:transform="rotate (0.250105681810787) translate (17.488cm 6.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57cm" svg:height="0.096cm" draw:transform="rotate (-0.876329817426353) translate (11.986cm 4.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2cm" draw:rotation="45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7cm" fo:page-height="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07T18:23:59.10</meta:creation-date>
    <dc:date>2012-10-15T17:55:14.63</dc:date>
    <meta:editing-duration>PT1H4M50S</meta:editing-duration>
    <meta:editing-cycles>10</meta:editing-cycles>
    <meta:generator>LibreOffice/3.4$Win32 LibreOffice_project/340m1$Build-402</meta:generator>
    <meta:print-date>2011-01-07T18:55:46.42</meta:print-date>
    <meta:document-statistic meta:object-count="25"/>
  </office:meta>
</office:document-meta>
</file>